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rapport" style:family="table">
      <style:table-properties style:width="16.96cm" table:align="left"/>
    </style:style>
    <style:style style:name="Testrapport.A" style:family="table-column">
      <style:table-column-properties style:column-width="2.341cm"/>
    </style:style>
    <style:style style:name="Testrapport.B" style:family="table-column">
      <style:table-column-properties style:column-width="5.173cm"/>
    </style:style>
    <style:style style:name="Testrapport.C" style:family="table-column">
      <style:table-column-properties style:column-width="2.328cm"/>
    </style:style>
    <style:style style:name="Testrapport.D" style:family="table-column">
      <style:table-column-properties style:column-width="7.117cm"/>
    </style:style>
    <style:style style:name="Testrappor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rapport.D1" style:family="table-cell">
      <style:table-cell-properties fo:padding="0.097cm" fo:border="0.002cm solid #000000"/>
    </style:style>
    <style:style style:name="Testrapport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estrapport.B2" style:family="table-cell">
      <style:table-cell-properties fo:padding="0.097cm" fo:border-left="0.002cm solid #000000" fo:border-right="none" fo:border-top="none" fo:border-bottom="0.002cm solid #000000"/>
    </style:style>
    <style:style style:name="Testrapport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rapport" table:style-name="Testrapport">
        <table:table-column table:style-name="Testrapport.A"/>
        <table:table-column table:style-name="Testrapport.B"/>
        <table:table-column table:style-name="Testrapport.C"/>
        <table:table-column table:style-name="Testrapport.D"/>
        <table:table-row>
          <table:table-cell table:style-name="Testrapport.A1" office:value-type="string">
            <text:p text:style-name="Table_20_Contents">Testnummer</text:p>
          </table:table-cell>
          <table:table-cell table:style-name="Testrapport.A1" office:value-type="string">
            <text:p text:style-name="Table_20_Contents">Faktisk output</text:p>
          </table:table-cell>
          <table:table-cell table:style-name="Testrapport.A1" office:value-type="string">
            <text:p text:style-name="Table_20_Contents">Resultat</text:p>
          </table:table-cell>
          <table:table-cell table:style-name="Testrapport.D1" office:value-type="string">
            <text:p text:style-name="Table_20_Contents">Sammanfattning</text:p>
          </table:table-cell>
        </table:table-row>
        <table:table-row>
          <table:table-cell table:style-name="Testrapport.A2" office:value-type="float" office:value="1">
            <text:p text:style-name="Table_20_Contents">1</text:p>
          </table:table-cell>
          <table:table-cell table:style-name="Testrapport.B2" office:value-type="string">
            <text:p text:style-name="Table_20_Contents">Triangeln är likbent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2">
            <text:p text:style-name="Table_20_Contents">2</text:p>
          </table:table-cell>
          <table:table-cell table:style-name="Testrapport.B2" office:value-type="string">
            <text:p text:style-name="Table_20_Contents">Triangeln är likbent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3">
            <text:p text:style-name="Table_20_Contents">3</text:p>
          </table:table-cell>
          <table:table-cell table:style-name="Testrapport.B2" office:value-type="string">
            <text:p text:style-name="Table_20_Contents">Triangeln är likbent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4">
            <text:p text:style-name="Table_20_Contents">4</text:p>
          </table:table-cell>
          <table:table-cell table:style-name="Testrapport.B2" office:value-type="string">
            <text:p text:style-name="Table_20_Contents">Triangeln är liksidig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5">
            <text:p text:style-name="Table_20_Contents">5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Programmet accepterar negativa tal som sidor</text:p>
          </table:table-cell>
        </table:table-row>
        <table:table-row>
          <table:table-cell table:style-name="Testrapport.A2" office:value-type="float" office:value="6">
            <text:p text:style-name="Table_20_Contents">6</text:p>
          </table:table-cell>
          <table:table-cell table:style-name="Testrapport.B2" office:value-type="string">
            <text:p text:style-name="Table_20_Contents">Undantag kastades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Ingen felhantering för strängar</text:p>
          </table:table-cell>
        </table:table-row>
        <table:table-row>
          <table:table-cell table:style-name="Testrapport.A2" office:value-type="float" office:value="7">
            <text:p text:style-name="Table_20_Contents">7</text:p>
          </table:table-cell>
          <table:table-cell table:style-name="Testrapport.B2" office:value-type="string">
            <text:p text:style-name="Table_20_Contents">Triangeln är liksidig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>Decimaltal fungerar</text:p>
          </table:table-cell>
        </table:table-row>
        <table:table-row>
          <table:table-cell table:style-name="Testrapport.A2" office:value-type="float" office:value="8">
            <text:p text:style-name="Table_20_Contents">8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9">
            <text:p text:style-name="Table_20_Contents">9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0 är en giltig längd på en sida</text:p>
          </table:table-cell>
        </table:table-row>
        <table:table-row>
          <table:table-cell table:style-name="Testrapport.A2" office:value-type="float" office:value="10">
            <text:p text:style-name="Table_20_Contents">10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Programmet kontrollerar inte att triangeln har en area, en rak linje godtages som en triangel</text:p>
          </table:table-cell>
        </table:table-row>
        <table:table-row>
          <table:table-cell table:style-name="Testrapport.A2" office:value-type="float" office:value="11">
            <text:p text:style-name="Table_20_Contents">11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En ogiltig triangel godtages</text:p>
          </table:table-cell>
        </table:table-row>
        <table:table-row>
          <table:table-cell table:style-name="Testrapport.A2" office:value-type="float" office:value="12">
            <text:p text:style-name="Table_20_Contents">12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Fler värden än 3 godtages</text:p>
          </table:table-cell>
        </table:table-row>
        <table:table-row>
          <table:table-cell table:style-name="Testrapport.A2" office:value-type="float" office:value="13">
            <text:p text:style-name="Table_20_Contents">13</text:p>
          </table:table-cell>
          <table:table-cell table:style-name="Testrapport.B2" office:value-type="string">
            <text:p text:style-name="Table_20_Contents">Triangeln är likbent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Färre värden än 3 godtag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1T10:17:31.26</meta:creation-date>
    <dc:date>2013-11-21T12:50:43.90</dc:date>
    <meta:editing-duration>PT00H22M33S</meta:editing-duration>
    <meta:editing-cycles>3</meta:editing-cycles>
    <meta:generator>OpenOffice.org/3.2$Win32 OpenOffice.org_project/320m12$Build-9483</meta:generator>
    <meta:document-statistic meta:table-count="1" meta:image-count="0" meta:object-count="0" meta:page-count="1" meta:paragraph-count="51" meta:word-count="130" meta:character-count="751"/>
  </office:meta>
</office:document-meta>
</file>